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KXPD11CQLGE">https://www.youtube.com/watch?v=KXPD11CQLGE</text:a></text:p>
      <text:p text:style-name="Standard"/>
      <text:p text:style-name="Standard"/>
      <text:p text:style-name="Standard"/>
      <text:p text:style-name="Standard">animations:</text:p>
      <text:p text:style-name="Standard"><text:a xlink:type="simple" xlink:href="https://bootsnipp.com/snippets/l1BBD">https://bootsnipp.com/snippets/l1BBD</text:a> </text:p>
      <text:p text:style-name="Standard"/>
      <text:p text:style-name="Standard"/>
      <text:p text:style-name="Standard">nicht schlecht: </text:p>
      <text:p text:style-name="Standard"><text:a xlink:type="simple" xlink:href="https://mdbootstrap.com/snippets/jquery/maja_maj/1500835?view=standard">https://mdbootstrap.com/snippets/jquery/maja_maj/1500835?view=standard</text:a> </text:p>
      <text:p text:style-name="Standard"/>
      <text:p text:style-name="Standard">auch guat:</text:p>
      <text:p text:style-name="Standard"><text:a xlink:type="simple" xlink:href="https://mdbootstrap.com/docs/jquery/javascript/collapse/">https://mdbootstrap.com/docs/jquery/javascript/collapse/</text:a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f </meta:initial-creator>
    <meta:creation-date>2020-11-22T22:24:39.18</meta:creation-date>
    <meta:document-statistic meta:table-count="0" meta:image-count="0" meta:object-count="0" meta:page-count="1" meta:paragraph-count="7" meta:word-count="9" meta:character-count="244"/>
    <dc:date>2020-11-22T22:53:42.94</dc:date>
    <dc:creator>manolf </dc:creator>
    <meta:editing-duration>PT13M53S</meta:editing-duration>
    <meta:editing-cycles>1</meta:editing-cycles>
    <meta:generator>OpenOffice/4.0.1$Win32 OpenOffice.org_project/401m5$Build-9714</meta:generator>
  </office:meta>
</office:document-meta>
</file>